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7d2" officeooo:paragraph-rsid="001287d2"/>
    </style:style>
    <style:style style:name="P2" style:family="paragraph" style:parent-style-name="Standard">
      <style:text-properties fo:font-size="5pt" officeooo:rsid="001287d2" officeooo:paragraph-rsid="001287d2" style:font-size-asian="4.34999990463257pt" style:font-size-complex="5pt"/>
    </style:style>
    <style:style style:name="P3" style:family="paragraph" style:parent-style-name="Standard">
      <style:paragraph-properties fo:break-before="page"/>
      <style:text-properties fo:font-size="16pt" officeooo:rsid="001287d2" officeooo:paragraph-rsid="001287d2" style:font-size-asian="16pt" style:font-size-complex="16pt"/>
    </style:style>
    <style:style style:name="P4" style:family="paragraph" style:parent-style-name="Standard">
      <style:text-properties fo:font-size="14pt" officeooo:rsid="001287d2" officeooo:paragraph-rsid="001287d2" style:font-size-asian="14pt" style:font-size-complex="14pt"/>
    </style:style>
    <style:style style:name="P5" style:family="paragraph" style:parent-style-name="Standard">
      <style:text-properties officeooo:rsid="0013caaf" officeooo:paragraph-rsid="0013caaf"/>
    </style:style>
    <style:style style:name="P6" style:family="paragraph" style:parent-style-name="Standard">
      <style:text-properties officeooo:paragraph-rsid="0013caa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3c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KO Nathaniel <text:tab/><text:tab/>SAE2.04 Exploitation d’une base de données</text:p>
      <text:p text:style-name="P1"><text:tab/><text:tab/><text:tab/><text:tab/><text:tab/>Sujet n 1 L’histoire des Lego</text:p>
      <text:p text:style-name="P1"/>
      <text:p text:style-name="P1"/>
      <text:p text:style-name="P1"/>
      <text:p text:style-name="P3">2 - Compréhension et mise à jour d’une base de données</text:p>
      <text:p text:style-name="P2"/>
      <text:p text:style-name="P4">2.1 - Décrire le contenu de la boîte Takutanuva éditée en 2003</text:p>
      <text:p text:style-name="P2"/>
      <text:p text:style-name="P1">1. Les pièces spécifiques à cette boîte (nom, quantité, catégorie, couleur)</text:p>
      <text:p text:style-name="P5">Nom : Large Figure Mask, Kraahkan, Movie Edition<text:line-break/>Quantité : 1</text:p>
      <text:p text:style-name="P5">Catégorie : Plastic</text:p>
      <text:p text:style-name="P5">Couleur : Black</text:p>
      <text:p text:style-name="P5">Supplément : Non</text:p>
      <text:p text:style-name="P1"/>
      <text:p text:style-name="P1">2. Les boîtes incluses dans cette boîte (numéro, nom)</text:p>
      <text:p text:style-name="P6"><text:span text:style-name="T2">numéro : </text:span>311</text:p>
      <text:p text:style-name="P1">3. La liste des pièces (nom, quantité, catégorie, couleur) qui sont en quantité supérieure à 10</text:p>
      <text:p text:style-name="P1">dans ces boîtes incluses</text:p>
      <text:p text:style-name="P1">4. La liste des pièces en supplément des sous-boîtes (nom, quantité, catégorie, couleur)</text:p>
      <text:p text:style-name="P1">5. La liste des figurines contenues dans ces boites (nom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1:06:16.273559563</meta:creation-date>
    <meta:generator>LibreOffice/24.2.7.2$Linux_X86_64 LibreOffice_project/420$Build-2</meta:generator>
    <dc:date>2026-02-09T12:19:07.322158665</dc:date>
    <meta:editing-duration>PT5M50S</meta:editing-duration>
    <meta:editing-cycles>1</meta:editing-cycles>
    <meta:document-statistic meta:table-count="0" meta:image-count="0" meta:object-count="0" meta:page-count="2" meta:paragraph-count="15" meta:word-count="123" meta:character-count="725" meta:non-whitespace-character-count="610"/>
  </office:meta>
</office:document-meta>
</file>